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formula="of:=35*45/(SQRT(35^2+45^2))" office:value-type="float" office:value="27.6273276081714" calcext:value-type="float">
            <text:p>27.6273276082</text:p>
          </table:table-cell>
          <table:table-cell/>
          <table:table-cell table:formula="of:=0.0004/70" office:value-type="float" office:value="0.00000571428571428571" calcext:value-type="float">
            <text:p>5.71428571428571E-06</text:p>
          </table:table-cell>
          <table:table-cell table:formula="of:=100*[.C4]" office:value-type="float" office:value="0.000571428571428571" calcext:value-type="float">
            <text:p>0.0005714286</text:p>
          </table:table-cell>
          <table:table-cell/>
        </table:table-row>
        <table:table-row table:style-name="ro1">
          <table:table-cell table:number-columns-repeated="3"/>
          <table:table-cell table:formula="of:=150*[.C4]" office:value-type="float" office:value="0.000857142857142857" calcext:value-type="float">
            <text:p>0.0008571429</text:p>
          </table:table-cell>
          <table:table-cell/>
        </table:table-row>
        <table:table-row table:style-name="ro1">
          <table:table-cell table:number-columns-repeated="3"/>
          <table:table-cell table:formula="of:=200*[.C4]" office:value-type="float" office:value="0.00114285714285714" calcext:value-type="float">
            <text:p>0.001142857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250*50/70" office:value-type="float" office:value="178.571428571429" calcext:value-type="float">
            <text:p>178.5714285714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style-name="ce1" office:value-type="string" calcext:value-type="string">
            <text:p>Ellipse</text:p>
          </table:table-cell>
          <table:table-cell table:style-name="ce1" office:value-type="string" calcext:value-type="string">
            <text:p>Cutoff</text:p>
          </table:table-cell>
          <table:table-cell table:style-name="ce1" office:value-type="string" calcext:value-type="string">
            <text:p>RadX</text:p>
          </table:table-cell>
          <table:table-cell table:style-name="ce2" office:value-type="string" calcext:value-type="string">
            <text:p>RadY</text:p>
          </table:table-cell>
          <table:table-cell office:value-type="string" calcext:value-type="string">
            <text:p>Grid R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8" calcext:value-type="float">
            <text:p>0.00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57" calcext:value-type="float">
            <text:p>0.00057</text:p>
          </table:table-cell>
          <table:table-cell table:formula="of:=[.B12]*[.$C11]/[.$B11]" office:value-type="float" office:value="0.00228" calcext:value-type="float">
            <text:p>0.00228</text:p>
          </table:table-cell>
          <table:table-cell table:formula="of:=[.B12]*[.$D11]/[.$B11]" office:value-type="float" office:value="0.00114" calcext:value-type="float">
            <text:p>0.0011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85" calcext:value-type="float">
            <text:p>0.00085</text:p>
          </table:table-cell>
          <table:table-cell table:formula="of:=[.B13]*[.$C11]/[.$B11]" office:value-type="float" office:value="0.0034" calcext:value-type="float">
            <text:p>0.0034</text:p>
          </table:table-cell>
          <table:table-cell table:formula="of:=[.B13]*[.$D11]/[.$B11]"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11" calcext:value-type="float">
            <text:p>0.0011</text:p>
          </table:table-cell>
          <table:table-cell table:formula="of:=[.B14]*[.$C11]/[.$B11]" office:value-type="float" office:value="0.0044" calcext:value-type="float">
            <text:p>0.0044</text:p>
          </table:table-cell>
          <table:table-cell table:formula="of:=[.B14]*[.$D11]/[.$B11]"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15]*[.B11]/[.A11]" office:value-type="float" office:value="0.00142857142857143" calcext:value-type="float">
            <text:p>0.0014285714</text:p>
          </table:table-cell>
          <table:table-cell table:formula="of:=[.A15]*[.C11]/[.A11]" office:value-type="float" office:value="0.00571428571428571" calcext:value-type="float">
            <text:p>0.0057142857</text:p>
          </table:table-cell>
          <table:table-cell table:formula="of:=[.A15]*[.D11]/[.A11]" office:value-type="float" office:value="0.00285714285714286" calcext:value-type="float">
            <text:p>0.0028571429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16]*[.B11]/[.A11]" office:value-type="float" office:value="0.002" calcext:value-type="float">
            <text:p>0.002</text:p>
          </table:table-cell>
          <table:table-cell table:formula="of:=[.A16]*[.C11]/[.A11]" office:value-type="float" office:value="0.008" calcext:value-type="float">
            <text:p>0.008</text:p>
          </table:table-cell>
          <table:table-cell table:formula="of:=[.A16]*[.D11]/[.A11]" office:value-type="float" office:value="0.004" calcext:value-type="float">
            <text:p>0.004</text:p>
          </table:table-cell>
          <table:table-cell table:formula="of:=[.A16]*[.E11]/[.A11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17]*[.B11]/[.A11]" office:value-type="float" office:value="0.00285714285714286" calcext:value-type="float">
            <text:p>0.0028571429</text:p>
          </table:table-cell>
          <table:table-cell table:formula="of:=[.A17]*[.C11]/[.A11]" office:value-type="float" office:value="0.0114285714285714" calcext:value-type="float">
            <text:p>0.0114285714</text:p>
          </table:table-cell>
          <table:table-cell table:formula="of:=[.A17]*[.D11]/[.A11]" office:value-type="float" office:value="0.00571428571428571" calcext:value-type="float">
            <text:p>0.0057142857</text:p>
          </table:table-cell>
          <table:table-cell table:formula="of:=[.A17]*[.E11]/[.A11]" office:value-type="float" office:value="357.142857142857" calcext:value-type="float">
            <text:p>357.1428571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16:14:55.493236794</meta:creation-date>
    <dc:date>2016-08-19T20:41:35.292602969</dc:date>
    <meta:editing-duration>PT1H29M48S</meta:editing-duration>
    <meta:editing-cycles>1</meta:editing-cycles>
    <meta:document-statistic meta:table-count="1" meta:cell-count="42" meta:object-count="0"/>
    <meta:generator>LibreOffice/5.1.4.2$Linux_X86_64 LibreOffice_project/10m0$Build-2</meta:generator>
  </office:meta>
</office:document-meta>
</file>